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4b78fa" officeooo:paragraph-rsid="004f35ac"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b78fa" officeooo:paragraph-rsid="005f87a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5aa138" officeooo:paragraph-rsid="005f87a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481938" officeooo:paragraph-rsid="004b78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8e461e" officeooo:paragraph-rsid="008e46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8eb6cc" officeooo:paragraph-rsid="008eb6c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9023a6" officeooo:paragraph-rsid="009023a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81958" officeooo:paragraph-rsid="008eb6c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81938" officeooo:paragraph-rsid="005640e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935a21" officeooo:paragraph-rsid="00935a21"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98e4be" officeooo:paragraph-rsid="0098e4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935a21" officeooo:paragraph-rsid="00935a2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9a3952" officeooo:paragraph-rsid="009a3952"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style:text-underline-style="none" fo:font-weight="normal" officeooo:rsid="0096870e" officeooo:paragraph-rsid="0096870e"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2pt" fo:font-weight="normal" officeooo:rsid="000d19b0" officeooo:paragraph-rsid="004cbf6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9cf1f7" officeooo:paragraph-rsid="009cf1f7"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officeooo:rsid="008e461e"/>
    </style:style>
    <style:style style:name="T5" style:family="text">
      <style:text-properties officeooo:rsid="008eb6cc"/>
    </style:style>
    <style:style style:name="T6" style:family="text">
      <style:text-properties fo:font-weight="bold" officeooo:rsid="009353d1" style:font-weight-asian="bold" style:font-weight-complex="bold"/>
    </style:style>
    <style:style style:name="T7" style:family="text">
      <style:text-properties officeooo:rsid="009a3952"/>
    </style:style>
    <style:style style:name="T8" style:family="text">
      <style:text-properties officeooo:rsid="009d762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nuaire collaboratif de pages web</text:p>
      <text:p text:style-name="P15"/>
      <text:p text:style-name="P15"/>
      <text:p text:style-name="P13">Maître d’oeuvre : SAMIR Chafik</text:p>
      <text:p text:style-name="P13">Maître d’ouvrage &amp; chef de projet : DELAIN Arthur</text:p>
      <text:p text:style-name="P11"><text:span text:style-name="T7">Equipe :</text:span> Yohann Bethoule, Alex Cardoso, Jonathan Point, Yannis Perrot</text:p>
      <text:p text:style-name="P11"/>
      <text:p text:style-name="P9"/>
      <text:p text:style-name="P3">Le but <text:span text:style-name="T4">de notre extension est de créer un annuaire collaboratif de sites d’information, où l’utilisateur pourra donner son avis sur les sites qu’il visite. </text:span></text:p>
      <text:p text:style-name="P2"/>
      <text:p text:style-name="P1">Cette annuaire sera divisé en deux parties, une interface <text:span text:style-name="T4">intégrée directement au navigateur (extension), ainsi qu’un site web. </text:span></text:p>
      <text:p text:style-name="P4"/>
      <text:p text:style-name="P5"><text:span text:style-name="T6">L’EXTENSION</text:span> (dans un premier temps pour Mozilla Firefox, à déployer ensuite sur les autres navigateurs..) sera matérialisée par une vignette dans la barre des boutons du navigateur. <text:span text:style-name="T5">Cette vignette répondra à un code couleur (rouge, orange, vert) pour indiquer en un seul coup d’oeil à l’utilisateur la qualité du site qu’il visite. Ce code couleur est défini en fonction des moyennes des notes des utilisateurs sur le site.</text:span></text:p>
      <text:p text:style-name="P6">Au clic sur la vignette, une petite fenêtre s’ouvre sous la vignette, qui contient :</text:p>
      <text:p text:style-name="P6">- la catégorie d’informations données par le site (actualités, sports, international, people, …)</text:p>
      <text:p text:style-name="P6">- la note moyenne des utilisateurs concernant la qualité du site</text:p>
      <text:p text:style-name="P6">- la note moyenne des utilisateurs concernant la fiabilité du site</text:p>
      <text:p text:style-name="P7">- un champ de commentaire</text:p>
      <text:p text:style-name="P7">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8"/>
      <text:p text:style-name="P10"><text:span text:style-name="T2">L</text:span><text:span text:style-name="T1">E SITE WEB </text:span><text:span text:style-name="T3">permet :</text:span></text:p>
      <text:p text:style-name="P12">- d’afficher les commentaires laissés par les autres utilisateurs</text:p>
      <text:p text:style-name="P12">- d’afficher des statistiques concernant le site</text:p>
      <text:p text:style-name="P12">- de remplir un formulaire détaillé concernant le site</text:p>
      <text:p text:style-name="P12">- d’afficher et de rechercher les sites webs présent dans la base de données du serveur</text:p>
      <text:p text:style-name="P12"/>
      <text:p text:style-name="P12">Afin de stocker les sites web, les avis et de faire des statistiques sur les interactions entre nos utilisateurs et les sites visités, nous devrons mettre en place une base de données et les requêtes adaptées à nos besoins. </text:p>
      <text:p text:style-name="P16"/>
      <text:p text:style-name="P16"/>
      <text:p text:style-name="P16"/>
      <text:p text:style-name="P16"/>
      <text:p text:style-name="P16"/>
      <text:p text:style-name="P17">A minima, le budget en ressources humaines pour le projet serait découpé comme suit :</text:p>
      <text:p text:style-name="P17">En comptant 6h de travail par semaine par personne (les heures du lundi matin et celle de suivi de projet), durée minimale de travail à fournir par semaine, et en nous rémunérant au SMIC horaire brut, on obtient les coûts suivants :</text:p>
      <text:p text:style-name="P17">- Par personne par semaine : <text:s/>9,76*6 = 58,56 <text:span text:style-name="T8">€</text:span></text:p>
      <text:p text:style-name="P17">- Par équipe par semaine : 58,56*5 = 292,8 <text:span text:style-name="T8">€</text:span></text:p>
      <text:p text:style-name="P17">- Par equipe par periode de 7 semaines : 292,8 * 7 = 2049,6 <text:span text:style-name="T8">€</text:span></text:p>
      <text:p text:style-name="P17">- Par equipe pour la durée du projet : 2049,6 * 2 = 4099,5 <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15T15:13:15.716773756</dc:date>
    <meta:editing-duration>PT8H14M4S</meta:editing-duration>
    <meta:editing-cycles>126</meta:editing-cycles>
    <meta:document-statistic meta:table-count="0" meta:image-count="0" meta:object-count="0" meta:page-count="1" meta:paragraph-count="25" meta:word-count="426" meta:character-count="2514" meta:non-whitespace-character-count="2108"/>
  </office:meta>
</office:document-meta>
</file>